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color="#990000" draw:fill="solid" draw:fill-color="#cc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6600" draw:fill="solid" draw:fill-color="#009900"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Dashed_20__28_var_29_" svg:stroke-width="0.152cm" svg:stroke-color="#000099" draw:marker-start-width="0.428cm" draw:marker-end-width="0.428cm" draw:fill="none" draw:fill-color="#cc0000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076cm" svg:stroke-color="#006600" draw:marker-start-width="0.315cm" draw:marker-end-width="0.315cm" draw:fill="none" draw:fill-color="#cc0000" draw:textarea-horizontal-align="justify" draw:textarea-vertical-align="middle" draw:auto-grow-height="false" fo:padding-top="0.164cm" fo:padding-bottom="0.164cm" fo:padding-left="0.289cm" fo:padding-right="0.289cm"/>
    </style:style>
    <style:style style:name="gr6" style:family="graphic" style:parent-style-name="standard">
      <style:graphic-properties svg:stroke-width="0.076cm" svg:stroke-color="#990000" draw:marker-start-width="0.315cm" draw:marker-end-width="0.315cm" draw:fill="none" draw:fill-color="#cc0000" draw:textarea-horizontal-align="justify" draw:textarea-vertical-align="middle" draw:auto-grow-height="false" fo:padding-top="0.164cm" fo:padding-bottom="0.164cm" fo:padding-left="0.289cm" fo:padding-right="0.289cm"/>
    </style:style>
    <style:style style:name="gr7" style:family="graphic" style:parent-style-name="objectwithoutfill">
      <style:graphic-properties svg:stroke-color="#000099" draw:fill="none" draw:fill-color="#cc0000" draw:textarea-vertical-align="middle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gr9" style:family="graphic" style:parent-style-name="objectwithoutfill">
      <style:graphic-properties svg:stroke-width="0.051cm" svg:stroke-color="#006600" draw:marker-start-width="0.276cm" draw:marker-end="Arrow" draw:marker-end-width="0.376cm" draw:fill="none" draw:fill-color="#cc0000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color="#990000" draw:marker-end="Arrow" draw:marker-end-width="0.3cm" draw:fill="none" draw:fill-color="#cc0000" draw:textarea-vertical-align="middle"/>
    </style:style>
    <style:style style:name="gr11" style:family="graphic" style:parent-style-name="Object_20_with_20_no_20_fill_20_and_20_no_20_line">
      <style:graphic-properties draw:stroke="solid" draw:textarea-vertical-align="middle" draw:ole-draw-aspect="1"/>
    </style:style>
    <style:style style:name="gr12" style:family="graphic" style:parent-style-name="objectwithoutfill">
      <style:graphic-properties draw:stroke="dash" draw:stroke-dash="Dashed_20__28_var_29_" svg:stroke-width="0.127cm" svg:stroke-color="#000099" draw:marker-start-width="0.39cm" draw:marker-end-width="0.39cm" draw:fill="none" draw:fill-color="#cc0000" draw:textarea-vertical-align="middle" fo:padding-top="0.188cm" fo:padding-bottom="0.188cm" fo:padding-left="0.313cm" fo:padding-right="0.313cm"/>
    </style:style>
    <style:style style:name="gr13" style:family="graphic" style:parent-style-name="Object_20_with_20_no_20_fill_20_and_20_no_20_line">
      <style:graphic-properties draw:stroke="solid" svg:stroke-color="#000000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859cm" svg:y1="9.707cm" svg:x2="11.93cm" svg:y2="9.763cm">
          <text:p/>
        </draw:line>
        <draw:line draw:style-name="gr1" draw:text-style-name="P1" draw:layer="layout" svg:x1="0.859cm" svg:y1="9.707cm" svg:x2="0.881cm" svg:y2="0.365cm">
          <text:p/>
        </draw:line>
        <draw:custom-shape draw:style-name="gr2" draw:text-style-name="P1" draw:layer="layout" svg:width="0.508cm" svg:height="0.508cm" svg:x="1.999cm" svg:y="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4.7cm" svg:y="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2.9cm" svg:y="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3.401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4.901cm" svg:y="5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5.602cm" svg:y="3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3.702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4.803cm" svg:y="8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303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704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104cm" svg:y="7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004cm" svg:y="3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305cm" svg:y="6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516cm" svg:y1="7.858cm" svg:x2="10.152cm" svg:y2="3.286cm">
          <text:p/>
        </draw:line>
        <draw:custom-shape draw:style-name="gr5" draw:text-style-name="P1" draw:layer="layout" svg:width="0.77cm" svg:height="0.816cm" svg:x="5.809cm" svg:y="6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7cm" svg:height="0.816cm" svg:x="4.21cm" svg:y="3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5.803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4.812cm" svg:y1="4.533cm" svg:x2="5.955cm" svg:y2="6.692cm">
          <text:p/>
        </draw:line>
        <draw:frame draw:style-name="gr8" draw:text-style-name="P1" draw:layer="layout" svg:width="3.177cm" svg:height="1.314cm" svg:x="9.084cm" svg:y="7.00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0.96cm" svg:height="1.143cm" svg:x="-0.079cm" svg:y="0.6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text-style-name="P1" draw:layer="layout" svg:width="4.12cm" svg:height="1.314cm" svg:x="2.232cm" svg:y="0.29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" draw:layer="layout" svg:width="0.888cm" svg:height="1.143cm" svg:x="10.66cm" svg:y="9.6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9" draw:text-style-name="P1" draw:layer="layout" svg:x1="6.59cm" svg:y1="6.946cm" svg:x2="9.263cm" svg:y2="7.604cm">
          <text:p/>
        </draw:line>
        <draw:line draw:style-name="gr10" draw:text-style-name="P1" draw:layer="layout" svg:x1="4.431cm" svg:y1="3.771cm" svg:x2="3.796cm" svg:y2="1.866cm">
          <text:p/>
        </draw:line>
        <draw:frame draw:style-name="gr11" draw:text-style-name="P1" draw:layer="layout" svg:width="2.372cm" svg:height="1.311cm" svg:x="8.755cm" svg:y="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8" draw:text-style-name="P1" draw:layer="layout" svg:width="0.895cm" svg:height="1.417cm" svg:x="10.152cm" svg:y="2.50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8" draw:text-style-name="P1" draw:layer="layout" svg:width="3.177cm" svg:height="1.314cm" svg:x="9.085cm" svg:y="7.003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8" draw:text-style-name="P1" draw:layer="layout" svg:width="3.177cm" svg:height="1.314cm" svg:x="2.141cm" svg:y="0.44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  <draw:page draw:name="page2" draw:style-name="dp1" draw:master-page-name="Default">
        <draw:line draw:style-name="gr1" draw:text-style-name="P1" draw:layer="layout" svg:x1="1.059cm" svg:y1="9.707cm" svg:x2="12.13cm" svg:y2="9.763cm">
          <text:p/>
        </draw:line>
        <draw:line draw:style-name="gr1" draw:text-style-name="P1" draw:layer="layout" svg:x1="1.059cm" svg:y1="9.707cm" svg:x2="1.081cm" svg:y2="0.365cm">
          <text:p/>
        </draw:line>
        <draw:custom-shape draw:style-name="gr2" draw:text-style-name="P1" draw:layer="layout" svg:width="0.508cm" svg:height="0.508cm" svg:x="2.199cm" svg:y="3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4.9cm" svg:y="3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3.1cm" svg:y="5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3.601cm" svg:y="4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5.101cm" svg:y="5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08cm" svg:height="0.508cm" svg:x="5.802cm" svg:y="3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3.902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003cm" svg:y="8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503cm" svg:y="6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5.904cm" svg:y="7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304cm" svg:y="7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204cm" svg:y="3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08cm" svg:height="0.508cm" svg:x="7.505cm" svg:y="6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.875cm" svg:y1="9.001cm" svg:x2="7.812cm" svg:y2="1.508cm">
          <text:p/>
        </draw:line>
        <draw:custom-shape draw:style-name="gr2" draw:text-style-name="P1" draw:layer="layout" svg:width="0.508cm" svg:height="0.508cm" svg:x="6.003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0.985cm" svg:height="1.299cm" svg:x="10.891cm" svg:y="9.8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1" draw:layer="layout" svg:width="1.078cm" svg:height="1.299cm" svg:x="-0.064cm" svg:y="0.65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1" draw:layer="layout" svg:width="0.2cm" svg:height="0.474cm" svg:x="5.057cm" svg:y="5.21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2" draw:text-style-name="P1" draw:layer="layout" svg:x1="5.526cm" svg:y1="9.001cm" svg:x2="5.653cm" svg:y2="1.635cm">
          <text:p/>
        </draw:line>
        <draw:line draw:style-name="gr12" draw:text-style-name="P1" draw:layer="layout" svg:x1="9.59cm" svg:y1="6.588cm" svg:x2="1.97cm" svg:y2="5.064cm">
          <text:p/>
        </draw:line>
        <draw:line draw:style-name="gr12" draw:text-style-name="P1" draw:layer="layout" svg:x1="9.463cm" svg:y1="4.048cm" svg:x2="2.097cm" svg:y2="5.699cm">
          <text:p/>
        </draw:line>
        <draw:frame draw:style-name="gr13" draw:text-style-name="P1" draw:layer="layout" svg:width="2.398cm" svg:height="1.114cm" svg:x="1.462cm" svg:y="1.33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8" draw:text-style-name="P1" draw:layer="layout" svg:width="2.372cm" svg:height="1.238cm" svg:x="4.383cm" svg:y="0.49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1" draw:layer="layout" svg:width="2.372cm" svg:height="1.238cm" svg:x="7.88cm" svg:y="0.74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1" draw:layer="layout" svg:width="2.33cm" svg:height="1.238cm" svg:x="9.463cm" svg:y="3.41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1" draw:layer="layout" svg:width="2.358cm" svg:height="1.238cm" svg:x="9.504cm" svg:y="5.95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192cm" fo:page-height="11.1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lhuang </meta:initial-creator>
    <meta:creation-date>2016-12-08T16:42:39.195221428</meta:creation-date>
    <dc:date>2017-04-06T14:27:05.006089064</dc:date>
    <dc:creator>slhuang </dc:creator>
    <meta:editing-duration>PT57M16S</meta:editing-duration>
    <meta:editing-cycles>9</meta:editing-cycles>
    <meta:generator>LibreOffice/4.2.8.2$Linux_X86_64 LibreOffice_project/420m0$Build-2</meta:generator>
    <meta:document-statistic meta:object-count="58"/>
  </office:meta>
</office:document-meta>
</file>

<file path=Object 1/content.xml><?xml version="1.0" encoding="utf-8"?>
<math xmlns="http://www.w3.org/1998/Math/MathML" display="block">
  <semantics>
    <mstyle color="green">
      <mrow>
        <mo fence="true" stretchy="false">(</mo>
        <mrow>
          <mrow>
            <mstyle color="white">
              <mrow/>
            </mstyle>
            <msub>
              <mi>x</mi>
              <mrow>
                <mo stretchy="false">−</mo>
                <mi>,</mi>
              </mrow>
            </msub>
            <msub>
              <mi>y</mi>
              <mrow>
                <mo stretchy="false">−</mo>
                <mstyle color="white">
                  <mrow/>
                </mstyle>
              </mrow>
            </msub>
          </mrow>
        </mrow>
        <mo fence="true" stretchy="false">)</mo>
      </mrow>
    </mstyle>
    <annotation encoding="StarMath 5.0">  color green {(color white {} x_-, y_-color white {})} </annotation>
  </semantics>
</math>
</file>

<file path=Object 10/content.xml><?xml version="1.0" encoding="utf-8"?>
<math xmlns="http://www.w3.org/1998/Math/MathML" display="block">
  <semantics>
    <mstyle color="blue">
      <mover accent="true">
        <mi mathvariant="normal">ℓ</mi>
        <mo stretchy="true">^</mo>
      </mover>
    </mstyle>
    <annotation encoding="StarMath 5.0">  color blue {widehat { %Ux2113 }  }</annotation>
  </semantics>
</math>
</file>

<file path=Object 11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12/content.xml><?xml version="1.0" encoding="utf-8"?>
<math xmlns="http://www.w3.org/1998/Math/MathML" display="block">
  <semantics>
    <msub>
      <mi>f</mi>
      <mi>j</mi>
    </msub>
    <annotation encoding="StarMath 5.0">f_j</annotation>
  </semantics>
</math>
</file>

<file path=Object 13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2</mn>
      </mrow>
    </mstyle>
    <annotation encoding="StarMath 5.0">color blue { %theta _{i,j}^{%Ux2113} = 12}</annotation>
  </semantics>
</math>
</file>

<file path=Object 14/content.xml><?xml version="1.0" encoding="utf-8"?>
<math xmlns="http://www.w3.org/1998/Math/MathML" display="block">
  <semantics>
    <mstyle color="fuchsia">
      <mrow>
        <msubsup>
          <mi mathvariant="normal">θ</mi>
          <mrow>
            <mi>i</mi>
            <mi>,</mi>
            <mi>j</mi>
          </mrow>
          <mover accent="true">
            <mi mathvariant="normal">ℓ</mi>
            <mo stretchy="true">^</mo>
          </mover>
        </msubsup>
        <mo stretchy="false">=</mo>
        <mn>13</mn>
      </mrow>
    </mstyle>
    <annotation encoding="StarMath 5.0">color magenta  { %theta _{i,j}^{widehat{%Ux2113}} = 13}</annotation>
  </semantics>
</math>
</file>

<file path=Object 15/content.xml><?xml version="1.0" encoding="utf-8"?>
<math xmlns="http://www.w3.org/1998/Math/MathML" display="block">
  <semantics>
    <mstyle color="red">
      <mrow>
        <mo fence="true" stretchy="false">(</mo>
        <mrow>
          <mrow>
            <mstyle color="white">
              <mrow/>
            </mstyle>
            <msub>
              <mi>x</mi>
              <mrow>
                <mo stretchy="false">−</mo>
                <mi>,</mi>
              </mrow>
            </msub>
            <msub>
              <mi>y</mi>
              <mrow>
                <mo stretchy="false">−</mo>
                <mstyle color="white">
                  <mrow/>
                </mstyle>
              </mrow>
            </msub>
          </mrow>
        </mrow>
        <mo fence="true" stretchy="false">)</mo>
      </mrow>
    </mstyle>
    <annotation encoding="StarMath 5.0">  color red {(color white {} x_-, y_-color white {})} </annotation>
  </semantics>
</math>
</file>

<file path=Object 16/content.xml><?xml version="1.0" encoding="utf-8"?>
<math xmlns="http://www.w3.org/1998/Math/MathML" display="block">
  <semantics>
    <mstyle color="red">
      <mrow>
        <mo fence="true" stretchy="false">(</mo>
        <mrow>
          <mrow>
            <mstyle color="white">
              <mrow/>
            </mstyle>
            <msub>
              <mi>x</mi>
              <mrow>
                <mo stretchy="false">−</mo>
                <mi>,</mi>
              </mrow>
            </msub>
            <msub>
              <mi>y</mi>
              <mrow>
                <mo stretchy="false">−</mo>
                <mstyle color="white">
                  <mrow/>
                </mstyle>
              </mrow>
            </msub>
          </mrow>
        </mrow>
        <mo fence="true" stretchy="false">)</mo>
      </mrow>
    </mstyle>
    <annotation encoding="StarMath 5.0">  color red {(color white {} x_-, y_-color white {})} 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row>
        <msub>
          <mi mathvariant="normal">μ</mi>
          <mrow>
            <mo stretchy="false">+</mo>
            <mrow/>
          </mrow>
        </msub>
        <mrow>
          <mo fence="true" stretchy="false">(</mo>
          <mrow>
            <mrow>
              <msub>
                <mi>x</mi>
                <mrow>
                  <mo stretchy="false">+</mo>
                  <mi>,</mi>
                </mrow>
              </msub>
              <msub>
                <mi>y</mi>
                <mrow>
                  <mo stretchy="false">+</mo>
                  <mstyle color="white">
                    <mrow/>
                  </mstyle>
                </mrow>
              </msub>
            </mrow>
          </mrow>
          <mo fence="true" stretchy="false">)</mo>
        </mrow>
      </mrow>
    </mstyle>
    <annotation encoding="StarMath 5.0">  color red {%mu_+ = (x_+, y_+color white {})} 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0</mn>
      </mrow>
    </mstyle>
    <annotation encoding="StarMath 5.0">color blue { %theta _{i,j}^{%Ux2113} = 10}</annotation>
  </semantics>
</math>
</file>

<file path=Object 6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1</mn>
      </mrow>
    </mstyle>
    <annotation encoding="StarMath 5.0">color blue { %theta _{i,j}^{%Ux2113} = 11}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style color="fuchsia">
      <mrow>
        <msub>
          <mi mathvariant="normal">θ</mi>
          <mrow>
            <mi>i</mi>
            <mi>,</mi>
            <mi>j</mi>
          </mrow>
        </msub>
        <mo stretchy="false">=</mo>
        <mn>13</mn>
      </mrow>
    </mstyle>
    <annotation encoding="StarMath 5.0">color magenta  { %theta_{i,j} = 13}</annotation>
  </semantics>
</math>
</file>

<file path=Object 9/content.xml><?xml version="1.0" encoding="utf-8"?>
<math xmlns="http://www.w3.org/1998/Math/MathML" display="block">
  <semantics>
    <mstyle color="blue">
      <mrow>
        <msubsup>
          <mi mathvariant="normal">θ</mi>
          <mrow>
            <mi>i</mi>
            <mi>,</mi>
            <mi>j</mi>
          </mrow>
          <mi mathvariant="normal">ℓ</mi>
        </msubsup>
        <mo stretchy="false">=</mo>
        <mn>13</mn>
      </mrow>
    </mstyle>
    <annotation encoding="StarMath 5.0">color blue { %theta _{i,j}^{%Ux2113} = 13}</annotation>
  </semantics>
</math>
</file>